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02cm" table:align="margins"/>
    </style:style>
    <style:style style:name="Tableau3.A" style:family="table-column">
      <style:table-column-properties style:column-width="9.765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5.111cm" table:align="right"/>
    </style:style>
    <style:style style:name="Tableau2.A" style:family="table-column">
      <style:table-column-properties style:column-width="15.111cm"/>
    </style:style>
    <style:style style:name="Tableau2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 Narrow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 Narrow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Arial Narrow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 Narro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style:font-name="Arial Narrow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/CIAM/HEADER_CAISSE_PREST_CIAM_VIDE#%</text:p>
      <text:p text:style-name="P5"/>
      <text:p text:style-name="P5"/>
      <text:p text:style-name="P5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%=LETTRE_CONCERNE=%</text:p>
          </table:table-cell>
          <table:table-cell table:style-name="Tableau3.A1" office:value-type="string">
            <text:p text:style-name="P14">%=adresseTiers=%</text:p>
          </table:table-cell>
        </table:table-row>
      </table:table>
      <text:p text:style-name="P6"/>
      <text:p text:style-name="P6"/>
      <text:p text:style-name="P6">%=titreTiers=%</text:p>
      <text:p text:style-name="P6"/>
      <text:p text:style-name="P6">%=LETTRE_TEXTE_DEBUT=%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%=LETTRE_POINT=%</text:p>
          </table:table-cell>
        </table:table-row>
      </table:table>
      <text:p text:style-name="P7"><text:tab/></text:p>
      <text:p text:style-name="P8"/>
      <text:p text:style-name="P8">%=<text:span text:style-name="T1">remLineWhenBlank(</text:span>LETTRE_TEXTE_FIN,1)=%</text:p>
      <text:p text:style-name="P8"/>
      <text:p text:style-name="P6">%=LETTRE_SALUTATIONS=%</text:p>
      <text:p text:style-name="P6"/>
      <text:p text:style-name="P13">%#include <text:s/>signatures/CIAM/standardCIAM#%</text:p>
      <text:p text:style-name="P11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002cm" table:align="margins"/>
    </style:style>
    <style:style style:name="Tableau1.A" style:family="table-column">
      <style:table-column-properties style:column-width="1.588cm" style:rel-column-width="6120*"/>
    </style:style>
    <style:style style:name="Tableau1.B" style:family="table-column">
      <style:table-column-properties style:column-width="0.476cm" style:rel-column-width="1836*"/>
    </style:style>
    <style:style style:name="Tableau1.C" style:family="table-column">
      <style:table-column-properties style:column-width="14.938cm" style:rel-column-width="57579*"/>
    </style:style>
    <style:style style:name="Tableau1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page-layout style:name="pm1">
      <style:page-layout-properties fo:page-width="21.001cm" fo:page-height="29.7cm" style:num-format="1" style:print-orientation="portrait" fo:margin-top="0.529cm" fo:margin-bottom="1.997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">%=TEXTE_ANNEXES=%</text:p>
              <text:p text:style-name="P2"/>
            </table:table-cell>
            <table:table-cell table:style-name="Tableau1.A1" office:value-type="string">
              <text:p text:style-name="P2">%=POINTS=%</text:p>
            </table:table-cell>
            <table:table-cell table:style-name="Tableau1.A1" office:value-type="string">
              <text:p text:style-name="P3">%=VALEUR_ANNEXES=%</text:p>
            </table:table-cell>
          </table:table-row>
          <table:table-row>
            <table:table-cell table:style-name="Tableau1.A1" office:value-type="string">
              <text:p text:style-name="P1">%=TEXTE_COPIES=%</text:p>
            </table:table-cell>
            <table:table-cell table:style-name="Tableau1.A1" office:value-type="string">
              <text:p text:style-name="P4">%=POINTS=%</text:p>
            </table:table-cell>
            <table:table-cell table:style-name="Tableau1.A1" office:value-type="string">
              <text:p text:style-name="P3">%=valeurCopies=%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0T08:12:00</meta:creation-date>
    <dc:creator>Hervé Périat</dc:creator>
    <dc:date>2011-01-31T15:40:46</dc:date>
    <dc:language>fr-CH</dc:language>
    <meta:editing-cycles>67</meta:editing-cycles>
    <meta:editing-duration>PT2H19M29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6" meta:word-count="37" meta:character-count="332"/>
  </office:meta>
</office:document-meta>
</file>